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paragraph-rsid="001756f7"/>
    </style:style>
    <style:style style:name="P19" style:family="paragraph" style:parent-style-name="Text_20_body">
      <style:text-properties officeooo:rsid="02e82a24" officeooo:paragraph-rsid="001756f7" style:font-size-asian="12pt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29d15"/>
    </style:style>
    <style:style style:name="T21" style:family="text">
      <style:text-properties officeooo:rsid="00441d00"/>
    </style:style>
    <style:style style:name="T22" style:family="text">
      <style:text-properties officeooo:rsid="003f25a4"/>
    </style:style>
    <style:style style:name="T23" style:family="text">
      <style:text-properties officeooo:rsid="00161290"/>
    </style:style>
    <style:style style:name="T2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9" style:family="text">
      <style:text-properties officeooo:rsid="038d9d4d"/>
    </style:style>
    <style:style style:name="T30" style:family="text">
      <style:text-properties officeooo:rsid="038dd9cf"/>
    </style:style>
    <style:style style:name="T31" style:family="text">
      <style:text-properties officeooo:rsid="0025668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</text:p>
      <text:p text:style-name="P14">To avoid mental distractions and maintain my dopamine levels, I would turn off all redundant applications (such as Steam, or Discord), <text:span text:style-name="T20">reduce the brightness of my screen, and even reduce saturation. This </text:span><text:span text:style-name="T21">created a monotonous, but a highly reliable environment in which I could maintain my focus for much longer. </text:span></text:p>
      <text:p text:style-name="P13"/>
      <text:p text:style-name="P13"/>
      <text:p text:style-name="P12">To <text:span text:style-name="T22">reduce distractions – mental, bodily, and digital – I </text:span></text:p>
      <text:p text:style-name="P15"><text:soft-page-break/></text:p>
      <text:p text:style-name="P11"/>
      <text:p text:style-name="P11"/>
      <text:p text:style-name="P16">Section <text:span text:style-name="T18">2</text:span> – <text:span text:style-name="T23">Ongoing Risk Management</text:span></text:p>
      <text:p text:style-name="P16"/>
      <text:p text:style-name="P16"/>
      <text:p text:style-name="P16"/>
      <text:p text:style-name="P17">References</text:p>
      <text:p text:style-name="P18"><text:span text:style-name="Strong_20_Emphasis"><text:span text:style-name="T24">GD</text:span></text:span><text:span text:style-name="Strong_20_Emphasis"><text:span text:style-name="T25">P</text:span></text:span><text:span text:style-name="Strong_20_Emphasis"><text:span text:style-name="T24">R</text:span></text:span><text:span text:style-name="T26"> (</text:span>2018<text:span text:style-name="T26">) </text:span><text:span text:style-name="Emphasis"><text:span text:style-name="T26">General Data Protection Regulation.</text:span></text:span><text:span text:style-name="T26"> Available at: </text:span><text:a xlink:type="simple" xlink:href="https://gdpr-info.eu/" text:style-name="Internet_20_link" text:visited-style-name="Visited_20_Internet_20_Link"><text:span text:style-name="T26">https://gdpr-info.eu/</text:span></text:a><text:span text:style-name="T26"> (</text:span><text:span text:style-name="T27">Accessed: </text:span><text:span text:style-name="T28">5 </text:span><text:span text:style-name="T27"><text:s/></text:span><text:span text:style-name="T28">May</text:span><text:span text:style-name="T27"> 2026</text:span><text:span text:style-name="T26">).</text:span></text:p>
      <text:p text:style-name="P19"><text:span text:style-name="Strong_20_Emphasis">Data Protection Act 2018</text:span> (2018) <text:span text:style-name="Emphasis">c.12.</text:span> London: The Stationery Office. <text:span text:style-name="T29">Available at: </text:span><text:a xlink:type="simple" xlink:href="https://www.legislation.gov.uk/ukpga/2018/12" text:style-name="Internet_20_link" text:visited-style-name="Visited_20_Internet_20_Link"><text:span text:style-name="T29">https://www.legislation.gov.uk/ukpga/2018/12</text:span></text:a><text:span text:style-name="T29"> </text:span><text:span text:style-name="T30">(Accessed: </text:span><text:span text:style-name="T31">5 May</text:span><text:span text:style-name="T30"> 2026).</text:span></text:p>
      <text:p text:style-name="P2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0">Accessed: </text:span><text:span text:style-name="T31">5</text:span><text:span text:style-name="T30"> </text:span><text:span text:style-name="T31">May</text:span><text:span text:style-name="T30"> 2026</text:span>).</text:p>
      <text:p text:style-name="P21">National Cyber Security Centre <text:span text:style-name="T32">(2021) </text:span><text:span text:style-name="T33">Top tips for staying secure online.</text:span><text:span text:style-name="T3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2">https://www.ncsc.gov.uk/collection/top-tips-for-staying-secure-online/always-back-up-your-most-important-data#section_3</text:span></text:a><text:span text:style-name="T32"> (Accessed 5 May 2026).</text:span></text:p>
      <text:p text:style-name="P22"/>
      <text:p text:style-name="P23"><text:span text:style-name="T3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3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49:39.628007806</dc:date>
    <meta:editing-duration>PT1H6M14S</meta:editing-duration>
    <meta:editing-cycles>46</meta:editing-cycles>
    <meta:document-statistic meta:table-count="0" meta:image-count="0" meta:object-count="0" meta:page-count="3" meta:paragraph-count="22" meta:word-count="468" meta:character-count="3313" meta:non-whitespace-character-count="2856"/>
  </office:meta>
</office:document-meta>
</file>